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font-name-asian="DejaVu Sans" style:font-name-complex="DejaVu Sans"/>
    </style:style>
    <style:style style:name="T4" style:family="text">
      <style:text-properties style:font-name="Symbol" style:font-name-asian="Symbol" style:font-name-complex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0" style:data-style-name="N0">10</text:variable-set>: The Pendulum</text:p>
      <text:p text:style-name="P2"/>
      <text:list xml:id="list1983981521" text:style-name="L1">
        <text:list-item>
          <text:p text:style-name="P3">A pendulum is 2 meters in length. <text:s/>What is the period of the pendulum?</text:p>
        </text:list-item>
      </text:list>
      <text:p text:style-name="P2"/>
      <text:p text:style-name="P2"/>
      <text:p text:style-name="P2"/>
      <text:p text:style-name="P2"/>
      <text:p text:style-name="P2"/>
      <text:list xml:id="list323873752" text:continue-numbering="true" text:style-name="L1">
        <text:list-item>
          <text:p text:style-name="P3">A pendulum is constructed on the moon. <text:s/>The mass of the moon is 7.36 x 10<text:span text:style-name="T1">22</text:span> kg, and its radius is 1.737 x 10<text:span text:style-name="T1">6</text:span> meters. <text:s/>The mass of the bob is 10 kg and it is 0.5 meters from the fulcrum. <text:s/></text:p>
          <text:list>
            <text:list-item>
              <text:p text:style-name="P3">What is the acceleration of the bob due to the moon's gravit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1899538" text:continue-numbering="true" text:style-name="L1">
        <text:list-item>
          <text:list>
            <text:list-item>
              <text:p text:style-name="P3">What is the period of the pendulu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661669097" text:continue-numbering="true" text:style-name="L1">
        <text:list-item>
          <text:list>
            <text:list-item>
              <text:p text:style-name="P3">What is the frequency of the pendulu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71113363" text:continue-numbering="true" text:style-name="L1">
        <text:list-item>
          <text:list>
            <text:list-item>
              <text:p text:style-name="P3">Assume that the pendulum has a maximum angular displacement of 5 degrees, and that the phase angle is 0 (meaning, that at t=0s, the pendulum was at its lowest point). <text:s/>Sketch a graph of the angular position vs time for the first 10 second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28431644" text:continue-numbering="true" text:style-name="L1">
        <text:list-item>
          <text:p text:style-name="P3"><text:soft-page-break/>You are designing a clock which uses a pendulum to keep track of time. <text:s/>How long should a pendulum be in order to have a period of 1 secon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9403800" text:continue-numbering="true" text:style-name="L1">
        <text:list-item>
          <text:p text:style-name="P3">Prove that the angular acceleration of a pendulum, <text:span text:style-name="T2">α</text:span>, is given by <draw:frame draw:style-name="fr2" draw:name="Object1" text:anchor-type="as-char" svg:width="0.7925in" svg:height="0.3925in" draw:z-index="0"><draw:object xlink:href="./Object 1" xlink:type="simple" xlink:show="embed" xlink:actuate="onLoad"/><draw:image xlink:href="./ObjectReplacements/Object 1" xlink:type="simple" xlink:show="embed" xlink:actuate="onLoad"/></draw:frame>. <text:s/>Hint: Remember that sin(<text:span text:style-name="T2">θ) </text:span><text:span text:style-name="T4"></text:span><text:span text:style-name="T3"> θ for small angl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807in" svg:y="-0.3811in" svg:width="0.7327in" svg:height="0.7744in" draw:z-index="2"><draw:image xlink:href="Pictures/100000000000005E0000005E8F59B17D.jpg" xlink:type="simple" xlink:show="embed" xlink:actuate="onLoad"/></draw:frame> <text:s text:c="11"/>Name: <text:tab/><text:tab/><text:date style:data-style-name="N37" text:date-value="2010-11-01T08:45:56.99">11/01/10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office:value-type="floa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1T07:54:43</meta:creation-date>
    <meta:editing-duration>PT00H51M16S</meta:editing-duration>
    <meta:editing-cycles>9</meta:editing-cycles>
    <meta:generator>OpenOffice.org/3.2$Unix OpenOffice.org_project/320m12$Build-9483</meta:generator>
    <meta:initial-creator>Jonas Williamson</meta:initial-creator>
    <dc:date>2010-11-01T08:45:57</dc:date>
    <dc:creator>Jonas Williamson</dc:creator>
    <meta:document-statistic meta:table-count="0" meta:image-count="1" meta:object-count="1" meta:page-count="2" meta:paragraph-count="11" meta:word-count="196" meta:character-count="9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α</mi>
      <mi mathvariant="normal">=</mi>
      <mrow>
        <mfrac>
          <mrow>
            <mi mathvariant="normal">−</mi>
            <mi>g</mi>
          </mrow>
          <mi>r</mi>
        </mfrac>
        <mi mathvariant="normal">×</mi>
        <mi>θ</mi>
      </mrow>
    </mrow>
    <annotation encoding="StarMath 5.0">α = {-g} over r times θ</annotation>
  </semantics>
</math>
</file>